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13" style:family="table" style:master-page-name="Default">
      <style:table-properties table:display="true" style:writing-mode="lr-tb" tableooo:tab-color="#355269"/>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4" style:family="table" style:master-page-name="Default">
      <style:table-properties table:display="true" style:writing-mode="lr-tb" tableooo:tab-color="#383d3c"/>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8"/>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3"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1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2">00.00.0000</text:date>, <text:time style:data-style-name="N2" text:time-value="10:35:07.5142974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